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Times New Roman" fo:font-size="20pt" officeooo:rsid="0009effd" officeooo:paragraph-rsid="000b7d85" style:font-size-asian="11.6499996185303pt" style:font-size-complex="13.3000001907349pt"/>
    </style:style>
    <style:style style:name="P2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Times New Roman" fo:font-size="20pt" officeooo:rsid="000b7d85" officeooo:paragraph-rsid="000b7d85" style:font-size-asian="11.6499996185303pt" style:font-size-complex="13.3000001907349pt"/>
    </style:style>
    <style:style style:name="P3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Times New Roman" fo:font-size="20pt" officeooo:rsid="000bfa6f" officeooo:paragraph-rsid="000bfa6f" style:font-size-asian="11.6499996185303pt" style:font-size-complex="13.3000001907349pt"/>
    </style:style>
    <style:style style:name="P4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Times New Roman" fo:font-size="20pt" officeooo:rsid="000cebca" officeooo:paragraph-rsid="000cebca" style:font-size-asian="11.6499996185303pt" style:font-size-complex="13.3000001907349pt"/>
    </style:style>
    <style:style style:name="P5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Times New Roman" fo:font-size="20pt" officeooo:rsid="000cebca" officeooo:paragraph-rsid="000cebca" style:font-size-asian="11.6499996185303pt" style:font-size-complex="13.3000001907349pt"/>
    </style:style>
    <style:style style:name="P6" style:family="paragraph" style:parent-style-name="Standard">
      <style:paragraph-properties fo:margin-left="0mm" fo:margin-right="0mm" fo:text-align="justify" style:justify-single-word="false" fo:text-indent="0mm" style:auto-text-indent="false" fo:break-before="page"/>
      <style:text-properties style:font-name="Times New Roman" fo:font-size="20pt" officeooo:rsid="001645dd" officeooo:paragraph-rsid="001645dd" style:font-size-asian="11.6499996185303pt" style:font-size-complex="13.3000001907349pt"/>
    </style:style>
    <style:style style:name="P7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Times New Roman" fo:font-size="20pt" officeooo:rsid="001645dd" officeooo:paragraph-rsid="001645dd" style:font-size-asian="11.6499996185303pt" style:font-size-complex="13.3000001907349pt"/>
    </style:style>
    <style:style style:name="P8" style:family="paragraph" style:parent-style-name="Standard">
      <style:paragraph-properties style:line-height-at-least="5.03mm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fo:color="#cccccc" loext:opacity="100%" style:font-name="Liberation Mono" fo:font-size="10.5pt" fo:font-weight="normal" officeooo:rsid="001645dd" officeooo:paragraph-rsid="001645dd" fo:background-color="#1f1f1f" style:font-size-asian="11.6499996185303pt" style:font-size-complex="13.3000001907349pt"/>
    </style:style>
    <style:style style:name="P10" style:family="paragraph" style:parent-style-name="Standard">
      <style:paragraph-properties style:line-height-at-least="5.03mm"/>
      <style:text-properties fo:color="#cccccc" loext:opacity="100%" style:font-name="Liberation Mono" fo:font-size="10.5pt" fo:font-weight="normal" fo:background-color="#1f1f1f"/>
    </style:style>
    <style:style style:name="P11" style:family="paragraph" style:parent-style-name="Standard">
      <style:paragraph-properties style:line-height-at-least="5.03mm"/>
      <style:text-properties fo:color="#cccccc" loext:opacity="100%" style:font-name="Liberation Mono" fo:font-size="10.5pt" fo:font-weight="normal" officeooo:paragraph-rsid="0017ce4e" fo:background-color="#1f1f1f"/>
    </style:style>
    <style:style style:name="P12" style:family="paragraph" style:parent-style-name="Standard">
      <style:paragraph-properties style:line-height-at-least="5.03mm"/>
      <style:text-properties style:font-name="Liberation Mono"/>
    </style:style>
    <style:style style:name="T1" style:family="text">
      <style:text-properties officeooo:rsid="000b7d85"/>
    </style:style>
    <style:style style:name="T2" style:family="text">
      <style:text-properties officeooo:rsid="000e8e3a"/>
    </style:style>
    <style:style style:name="T3" style:family="text">
      <style:text-properties officeooo:rsid="000f4edc"/>
    </style:style>
    <style:style style:name="T4" style:family="text">
      <style:text-properties officeooo:rsid="000fc486"/>
    </style:style>
    <style:style style:name="T5" style:family="text">
      <style:text-properties officeooo:rsid="0010d582"/>
    </style:style>
    <style:style style:name="T6" style:family="text">
      <style:text-properties officeooo:rsid="00137507"/>
    </style:style>
    <style:style style:name="T7" style:family="text">
      <style:text-properties officeooo:rsid="0014f4e5"/>
    </style:style>
    <style:style style:name="T8" style:family="text">
      <style:text-properties fo:color="#569cd6" loext:opacity="100%"/>
    </style:style>
    <style:style style:name="T9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Я хочу написать игру без пользовательского интерфейса — только текст с выбором вариантов ответа. <text:span text:style-name="T1">На начальном этапе это должно быть демо, демонстрирующее механизм, </text:span><text:span text:style-name="T2">например</text:span><text:span text:style-name="T1">: 1) игроку показан «</text:span><text:span text:style-name="T3">Начальный текст</text:span><text:span text:style-name="T1">» и 3 варианта ответа, 2) Если выбрать Вариант 1 «Сообщение 1», 3) Если выбрать Вариант 2 «Сообщение 2», 4) Если выбрать Вариант 3 «Вы погибли». </text:span><text:span text:style-name="T4">Должна быть система выбора следующего текста в зависимости от ответа, чтобы в последствии добавлять текст (например с маркерами сюжета) без необходимости редактировать код. </text:span><text:span text:style-name="T5">Надо подумать в каком формате хранить текст.</text:span></text:p>
      <text:p text:style-name="P2">Вся логика будет в бекенде на Node.js + TypeScript.</text:p>
      <text:p text:style-name="P3">При чём надо настроить API так чтобы можно было играть прямо в терминале.</text:p>
      <text:p text:style-name="P2">На фронтенде будет одна страница с сообщениями. Фронтенд на React + Vite. <text:span text:style-name="T6">Фронтенд слушает порт терминала, получает оттуда текст и возвращает ответы пользователя.</text:span></text:p>
      <text:p text:style-name="P4">Как спроектировать архитектуру? <text:span text:style-name="T7">В каком формате хранить текст сюжета и варианты ответа?</text:span></text:p>
      <text:p text:style-name="P4">Сюжета пока не будет. <text:span text:style-name="T7">Вместо сюжета будет демо текст.</text:span></text:p>
      <text:p text:style-name="P6">В истории будет несколько сюжетных веток. Можно ли настроить бекенд и plotline.yaml таким образом, чтобы вне зависимости от количества веток и сообщений (при развитии истории в plotline.yaml будет добавляться много текста) логика выбора веток продолжала работать?</text:p>
      <text:p text:style-name="P7">server/plotline.yaml</text:p>
      <text:p text:style-name="P9"><text:span text:style-name="T8">start</text:span>:</text:p>
      <text:p text:style-name="P10"><text:span text:style-name="T8"><text:s text:c="2"/>id</text:span>: <text:span text:style-name="T9">start</text:span></text:p>
      <text:p text:style-name="P10"><text:span text:style-name="T8"><text:s text:c="2"/>branch</text:span>: <text:span text:style-name="T9">init</text:span></text:p>
      <text:p text:style-name="P10"><text:span text:style-name="T8"><text:s text:c="2"/>text</text:span>: <text:span text:style-name="T9">“Initial text”</text:span></text:p>
      <text:p text:style-name="P10"><text:span text:style-name="T8"><text:s text:c="2"/>options</text:span>:</text:p>
      <text:p text:style-name="P10"><text:s text:c="4"/>- <text:span text:style-name="T8">label</text:span>: <text:span text:style-name="T9">“Option 1”</text:span></text:p>
      <text:p text:style-name="P10"><text:span text:style-name="T8"><text:s text:c="6"/>next</text:span>: <text:span text:style-name="T9">msg1</text:span></text:p>
      <text:p text:style-name="P10"><text:s text:c="4"/>- <text:span text:style-name="T8">label</text:span>: <text:span text:style-name="T9">“Option 2”</text:span></text:p>
      <text:p text:style-name="P10"><text:span text:style-name="T8"><text:s text:c="6"/>next</text:span>: <text:span text:style-name="T9">msg2</text:span></text:p>
      <text:p text:style-name="P10"><text:s text:c="4"/>- <text:span text:style-name="T8">label</text:span>: <text:span text:style-name="T9">“Option 3”</text:span></text:p>
      <text:p text:style-name="P10"><text:span text:style-name="T8"><text:s text:c="6"/>next</text:span>: <text:span text:style-name="T9">death</text:span></text:p>
      <text:p text:style-name="P12"/>
      <text:p text:style-name="P10"><text:span text:style-name="T8">msg1</text:span>:</text:p>
      <text:p text:style-name="P10"><text:span text:style-name="T8"><text:s text:c="2"/>id</text:span>: <text:span text:style-name="T9">msg1</text:span></text:p>
      <text:p text:style-name="P11"><text:span text:style-name="T8"><text:s text:c="2"/>branch</text:span>: <text:span text:style-name="T9">path_1</text:span></text:p>
      <text:p text:style-name="P11"><text:span text:style-name="T8"><text:s text:c="2"/>text</text:span>: <text:span text:style-name="T9">"Message 1"</text:span></text:p>
      <text:p text:style-name="P11"><text:span text:style-name="T8"><text:s text:c="2"/>options</text:span>: []</text:p>
      <text:p text:style-name="P12"/>
      <text:p text:style-name="P10"><text:span text:style-name="T8">msg2</text:span>:</text:p>
      <text:p text:style-name="P11"><text:span text:style-name="T8"><text:s text:c="2"/>id</text:span>: <text:span text:style-name="T9">msg2</text:span></text:p>
      <text:p text:style-name="P11"><text:span text:style-name="T8"><text:s text:c="2"/>branch</text:span>: <text:span text:style-name="T9">path_2</text:span></text:p>
      <text:p text:style-name="P11"><text:span text:style-name="T8"><text:s text:c="2"/>text</text:span>: <text:span text:style-name="T9">"Message 2"</text:span></text:p>
      <text:p text:style-name="P11"><text:span text:style-name="T8"><text:s text:c="2"/>options</text:span>: []</text:p>
      <text:p text:style-name="P12"/>
      <text:p text:style-name="P10"><text:span text:style-name="T8">death</text:span>:</text:p>
      <text:p text:style-name="P11"><text:span text:style-name="T8"><text:s text:c="2"/>id</text:span>: <text:span text:style-name="T9">death</text:span></text:p>
      <text:p text:style-name="P11"><text:span text:style-name="T8"><text:s text:c="2"/>branch</text:span>: <text:span text:style-name="T9">end</text:span></text:p>
      <text:p text:style-name="P11"><text:span text:style-name="T8"><text:s text:c="2"/>text</text:span>: <text:span text:style-name="T9">“You have died”</text:span></text:p>
      <text:p text:style-name="P11"><text:span text:style-name="T8"><text:s text:c="2"/>options</text:span>: []</text:p>
      <text:p text:style-name="P8"/>
      <text:p text:style-name="P7"/>
      <text:p text:style-name="P7"/>
      <text:p text:style-name="P6">Ещё надо как-то придумать систему накопления очков для выбора концовки.</text:p>
      <text:p text:style-name="P7">Пример. Есть ветка «branch: end». У неё есть варианты: «id: death», «id: good_final», «id: bad_final» и т.д.</text:p>
      <text:p text:style-name="P7">death:</text:p>
      <text:p text:style-name="P7"><text:s text:c="2"/>id: death</text:p>
      <text:p text:style-name="P7"><text:s text:c="2"/>branch: end</text:p>
      <text:p text:style-name="P7"><text:s text:c="2"/>text: “You have died”</text:p>
      <text:p text:style-name="P7"><text:s text:c="2"/>options: []</text:p>
      <text:p text:style-name="P7">В зависимости от выборов игрока будут копиться очки от -10 до +10, где -10 худшая концовка, а +10 лучша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21:37:32.439747151</meta:creation-date>
    <dc:title>14 liberation sans</dc:title>
    <meta:editing-duration>PT31M44S</meta:editing-duration>
    <meta:editing-cycles>17</meta:editing-cycles>
    <meta:generator>LibreOffice/7.3.7.2$Linux_X86_64 LibreOffice_project/30$Build-2</meta:generator>
    <dc:date>2026-03-22T14:42:03.735719163</dc:date>
    <meta:document-statistic meta:table-count="0" meta:image-count="0" meta:object-count="0" meta:page-count="3" meta:paragraph-count="42" meta:word-count="301" meta:character-count="2002" meta:non-whitespace-character-count="1672"/>
    <meta:template xlink:type="simple" xlink:actuate="onRequest" xlink:title="14 liberation sans" xlink:href="../../.config/libreoffice/4/user/template/14%20liberation%20sans.ott" meta:date="2019-10-15T21:37:29.479081973"/>
  </office:meta>
</office:document-meta>
</file>